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ack" svg:font-family="Hac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1086f0" officeooo:paragraph-rsid="001086f0"/>
    </style:style>
    <style:style style:name="P2" style:family="paragraph" style:parent-style-name="Standard">
      <style:paragraph-properties fo:break-before="page"/>
      <style:text-properties officeooo:rsid="000a7565" officeooo:paragraph-rsid="000ee685"/>
    </style:style>
    <style:style style:name="P3" style:family="paragraph" style:parent-style-name="Standard">
      <style:paragraph-properties fo:break-before="page"/>
      <style:text-properties officeooo:rsid="001086f0" officeooo:paragraph-rsid="001086f0"/>
    </style:style>
    <style:style style:name="P4" style:family="paragraph" style:parent-style-name="Text_20_body">
      <style:paragraph-properties fo:break-before="page"/>
      <style:text-properties officeooo:paragraph-rsid="000a7565"/>
    </style:style>
    <style:style style:name="P5" style:family="paragraph" style:parent-style-name="Standard">
      <style:text-properties officeooo:rsid="0009e476" officeooo:paragraph-rsid="0009e476"/>
    </style:style>
    <style:style style:name="P6" style:family="paragraph" style:parent-style-name="Standard">
      <style:text-properties officeooo:rsid="000a7565" officeooo:paragraph-rsid="000a7565"/>
    </style:style>
    <style:style style:name="P7" style:family="paragraph" style:parent-style-name="Standard">
      <style:text-properties officeooo:rsid="000a7565" officeooo:paragraph-rsid="000df9cf"/>
    </style:style>
    <style:style style:name="P8" style:family="paragraph" style:parent-style-name="Standard">
      <style:text-properties style:font-name="Hack" fo:font-size="10pt" officeooo:rsid="000a7565" officeooo:paragraph-rsid="000a7565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Hack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officeooo:rsid="000bfbb0" officeooo:paragraph-rsid="000bfbb0"/>
    </style:style>
    <style:style style:name="P12" style:family="paragraph" style:parent-style-name="Standard">
      <style:text-properties officeooo:rsid="000df9cf" officeooo:paragraph-rsid="000df9cf"/>
    </style:style>
    <style:style style:name="P13" style:family="paragraph" style:parent-style-name="Standard">
      <style:text-properties officeooo:rsid="000ee685" officeooo:paragraph-rsid="000ee685"/>
    </style:style>
    <style:style style:name="P14" style:family="paragraph" style:parent-style-name="Standard">
      <style:text-properties officeooo:rsid="001086f0" officeooo:paragraph-rsid="001086f0"/>
    </style:style>
    <style:style style:name="P15" style:family="paragraph" style:parent-style-name="Text_20_body">
      <style:text-properties officeooo:paragraph-rsid="000a7565"/>
    </style:style>
    <style:style style:name="P16" style:family="paragraph" style:parent-style-name="Title">
      <style:text-properties officeooo:paragraph-rsid="000a7565"/>
    </style:style>
    <style:style style:name="P17" style:family="paragraph" style:parent-style-name="Standard" style:list-style-name="L1">
      <style:text-properties officeooo:rsid="0009e476" officeooo:paragraph-rsid="0009e476"/>
    </style:style>
    <style:style style:name="P18" style:family="paragraph" style:parent-style-name="Standard">
      <style:text-properties officeooo:rsid="000df9cf" officeooo:paragraph-rsid="000df9cf"/>
    </style:style>
    <style:style style:name="P19" style:family="paragraph" style:parent-style-name="Standard">
      <style:text-properties officeooo:rsid="0014ea4a" officeooo:paragraph-rsid="0014ea4a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Text_20_body">
      <style:text-properties officeooo:rsid="0014ea4a" officeooo:paragraph-rsid="0014ea4a"/>
    </style:style>
    <style:style style:name="T1" style:family="text">
      <style:text-properties officeooo:rsid="000a7565"/>
    </style:style>
    <style:style style:name="T2" style:family="text">
      <style:text-properties officeooo:rsid="0011c76f"/>
    </style:style>
    <style:style style:name="T3" style:family="text">
      <style:text-properties style:font-name="Hack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conformance test</text:p>
      <text:p text:style-name="P10"/>
      <text:p text:style-name="P10"/>
      <text:p text:style-name="P10"/>
      <text:p text:style-name="P9"><text:span text:style-name="T1">DUT: </text:span>libosdp 1.1 build 4 PD</text:p>
      <text:p text:style-name="P15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588_664280509" text:style-name="Index_20_Link" text:visited-style-name="Index_20_Link">Introduction<text:tab/>3</text:a></text:p>
          <text:p text:style-name="P21"><text:a xlink:type="simple" xlink:href="#__RefHeading___Toc610_664280509" text:style-name="Index_20_Link" text:visited-style-name="Index_20_Link">Device Under Test (DUT)<text:tab/>3</text:a></text:p>
          <text:p text:style-name="P22"><text:a xlink:type="simple" xlink:href="#__RefHeading___Toc590_664280509" text:style-name="Index_20_Link" text:visited-style-name="Index_20_Link">Conformance Statement<text:tab/>4</text:a></text:p>
          <text:p text:style-name="P22"><text:a xlink:type="simple" xlink:href="#__RefHeading___Toc592_664280509" text:style-name="Index_20_Link" text:visited-style-name="Index_20_Link">profile report<text:tab/>5</text:a></text:p>
          <text:p text:style-name="P22"><text:a xlink:type="simple" xlink:href="#__RefHeading___Toc843_664280509" text:style-name="Index_20_Link" text:visited-style-name="Index_20_Link">Conformance Report<text:tab/>6</text:a></text:p>
          <text:p text:style-name="P22"><text:a xlink:type="simple" xlink:href="#__RefHeading___Toc578_664280509" text:style-name="Index_20_Link" text:visited-style-name="Index_20_Link">protocol exercise report<text:tab/>7</text:a></text:p>
          <text:p text:style-name="P21"><text:a xlink:type="simple" xlink:href="#__RefHeading___Toc580_664280509" text:style-name="Index_20_Link" text:visited-style-name="Index_20_Link">Comments<text:tab/>7</text:a></text:p>
          <text:p text:style-name="P21"><text:a xlink:type="simple" xlink:href="#__RefHeading___Toc582_664280509" text:style-name="Index_20_Link" text:visited-style-name="Index_20_Link">Report<text:tab/>7</text:a></text:p>
        </text:index-body>
      </text:table-of-content>
      <text:p text:style-name="P5"/>
      <text:h text:style-name="P20" text:outline-level="1"><text:bookmark-start text:name="__RefHeading___Toc588_664280509"/>Introduction<text:bookmark-end text:name="__RefHeading___Toc588_664280509"/></text:h>
      <text:p text:style-name="P11">t.b.d. some SIA text stuff point back at working within the communitee and other proper notices per ANSI requirements.</text:p>
      <text:h text:style-name="Heading_20_2" text:outline-level="2"><text:bookmark-start text:name="__RefHeading___Toc610_664280509"/>Device Under Test (DUT)<text:bookmark-end text:name="__RefHeading___Toc610_664280509"/></text:h>
      <text:p text:style-name="P12">It's the open source code as of January 2017. <text:s/>"1.1 Build 4" in the github repo. <text:s/>It can fulfill CP or PD for all four roles (when fully coded out.)</text:p>
      <text:p text:style-name="P12"/>
      <text:list xml:id="list4754760164871744918" text:style-name="L1">
        <text:list-item>
          <text:p text:style-name="P17">peripheral</text:p>
        </text:list-item>
        <text:list-item>
          <text:p text:style-name="P17">basic</text:p>
        </text:list-item>
        <text:list-item>
          <text:p text:style-name="P17">bio</text:p>
        </text:list-item>
        <text:list-item>
          <text:p text:style-name="P17">ficam<text:span text:style-name="T2"> (CP only)</text:span></text:p>
        </text:list-item>
      </text:list>
      <text:p text:style-name="P5"/>
      <text:p text:style-name="P12">This one is the test as a PD, against the Peripheral profile, the minimal one.</text:p>
      <text:p text:style-name="P7"/>
      <text:h text:style-name="P20" text:outline-level="1"><text:bookmark-start text:name="__RefHeading___Toc590_664280509"/>Conformance Statement<text:bookmark-end text:name="__RefHeading___Toc590_664280509"/></text:h>
      <text:p text:style-name="P13"/>
      <text:p text:style-name="P13">(to be moved to spreadsheet per template.)</text:p>
      <text:p text:style-name="P13">does periphperal profile</text:p>
      <text:p text:style-name="P13">no secure channel</text:p>
      <text:p text:style-name="P13">some gaps in protocol coverage</text:p>
      <text:p text:style-name="P13">works at addresses 0x00-0x73</text:p>
      <text:p text:style-name="P13">does not support comset</text:p>
      <text:p text:style-name="P13">supports all OSDP speeds (set via configuration file)</text:p>
      <text:p text:style-name="P13">also supports TLS with client cert auth as server or client</text:p>
      <text:p text:style-name="P13">also supports TLS over IPv6.</text:p>
      <text:p text:style-name="P13">also supports TLS over 802.1X.</text:p>
      <text:p text:style-name="P13"/>
      <text:p text:style-name="P2"/>
      <text:h text:style-name="Heading_20_1" text:outline-level="1"><text:bookmark-start text:name="__RefHeading___Toc592_664280509"/>profile report<text:bookmark-end text:name="__RefHeading___Toc592_664280509"/></text:h>
      <text:p text:style-name="P19"><text:span text:style-name="T3">2.1 <text:s/>Physical Interface <text:s text:c="16"/>Exercised<text:line-break/>2.2 <text:s/>Signalling <text:s text:c="24"/>Exercised<text:line-break/>2.3 <text:s/>Character Encoding <text:s text:c="16"/>Exercised<text:line-break/>2.4 <text:s/>Channel Access <text:s text:c="20"/>Exercised<text:line-break/>2.5 <text:s/>Multi-byte Data Encoding <text:s text:c="10"/>Exercised<text:line-break/>2.6 <text:s/>Packet Size Limits <text:s text:c="16"/>???<text:line-break/>2.7 <text:s/>Timing <text:s text:c="28"/>Not implemented in open-osdp<text:line-break/>2.8 <text:s/>Message Synchronization <text:s text:c="11"/>Not implemented in open-osdp<text:line-break/>2.9 <text:s/>Packet Formats <text:s text:c="20"/>Exercised</text:span><text:line-break/><text:span text:style-name="T3">2.10 SOM - Start of Message <text:s text:c="12"/>Exercised<text:line-break/>2.11 ADDR - Address <text:s text:c="20"/>???<text:line-break/>2.12 LEN - Length <text:s text:c="22"/>Exercised<text:line-break/>2.13 CTRL - Control <text:s text:c="20"/>Exercised<text:line-break/>2.14 Security Block (hdr process only) <text:s/>Exercised<text:line-break/>2.15 CMND/REPLY - Command/Reply Code <text:s text:c="3"/>Exercised<text:line-break/>2.16 CHKSUM/CRC16 - Message Check Codes Exercised<text:line-break/>2.17 Large Data Messages <text:s text:c="15"/>???<text:line-break/>3.1 <text:s/>Poll <text:s text:c="30"/>Exercised<text:line-break/>3.2 <text:s/>ID Report Request <text:s text:c="17"/>Untested<text:line-break/>3.3 <text:s/>Peripheral Device Capabilities Req Untested<text:line-break/>3.4 <text:s/>Diagnostic Function Request <text:s text:c="7"/>Untested<text:line-break/>3.5 <text:s/>Local Status Report Request <text:s text:c="7"/>Untested<text:line-break/>3.6 <text:s/>Input Status Report Request <text:s text:c="7"/>Untested<text:line-break/>3.7 <text:s/>Output Status Report Request <text:s text:c="7"/>Untested<text:line-break/>3.8 <text:s/>Reader Status Report Request <text:s text:c="7"/>Untested<text:line-break/>3.9 <text:s/>Output Control Command <text:s text:c="12"/>Untested</text:span><text:line-break/><text:span text:style-name="T3">3.10 Reader LED Control Command <text:s text:c="8"/>Untested<text:line-break/>3.11 Reader Buzzer Control Command <text:s text:c="5"/>???<text:line-break/>3.12 Reader Text Output Command <text:s text:c="8"/>???<text:line-break/>3.13 (Deprecated)<text:line-break/>3.14 Communication Configuration Cmd <text:s text:c="3"/>???<text:line-break/>3.15 (Deprecated)<text:line-break/>3.16 Set Automatic Rdr Prompt Strings <text:s text:c="2"/>???<text:line-break/>3.17 Scan and Send Biometric Template <text:s text:c="2"/>???<text:line-break/>3.18 Scan and Match Biometric Template <text:s/>???<text:line-break/>3.19 (Deprecated)<text:line-break/>3.20 Manufacturer Specific Command <text:s text:c="5"/>???<text:line-break/>3.21 Stop Multi Part Message <text:s text:c="11"/>???<text:line-break/>3.22 Maximum Accetpable Reply Size <text:s text:c="5"/>???<text:line-break/>4.1 <text:s/>General Ack Nothing to Report <text:s text:c="5"/>Exercised</text:span><text:line-break/><text:span text:style-name="T3">4.2 <text:s/>Negative Ack Error Response <text:s text:c="7"/>Untested<text:line-break/>4.3 <text:s/>Device Identification Report <text:s text:c="6"/>Untested<text:line-break/>4.4 <text:s/>Device Capabilities Report <text:s text:c="8"/>Untested<text:line-break/>4.5 <text:s/>Local Status Report <text:s text:c="15"/>Untested<text:line-break/>4.6 <text:s/>Input Status Report <text:s text:c="15"/>Untested<text:line-break/>4.7 <text:s/>Output Status <text:s text:c="21"/>Untested<text:line-break/>4.8 <text:s/>Reader Tamper Status <text:s text:c="14"/>Untested<text:line-break/>4.9 <text:s/>Card Data Report, Raw Bit Array <text:s text:c="3"/>Untested<text:line-break/>4.17 PD Busy Reply <text:s text:c="21"/>Untested<text:line-break/></text:span><text:soft-page-break/><text:span text:style-name="T3">Passed: 14 Failed: 0 Untested: 18<text:line-break/>---end of report---</text:span></text:p>
      <text:p text:style-name="P19"><text:span text:style-name="T3"/></text:p>
      <text:h text:style-name="Heading_20_1" text:outline-level="1"><text:bookmark-start text:name="__RefHeading___Toc843_664280509"/>Conformance Report<text:bookmark-end text:name="__RefHeading___Toc843_664280509"/></text:h>
      <text:p text:style-name="P23">t.b.d.</text:p>
      <text:p text:style-name="P23"/>
      <text:p text:style-name="P3"/>
      <text:p text:style-name="P6"/>
      <text:h text:style-name="Heading_20_1" text:outline-level="1"><text:bookmark-start text:name="__RefHeading___Toc578_664280509"/>protocol exercise report<text:bookmark-end text:name="__RefHeading___Toc578_664280509"/></text:h>
      <text:h text:style-name="Heading_20_2" text:outline-level="2"><text:bookmark-start text:name="__RefHeading___Toc580_664280509"/>Comments<text:bookmark-end text:name="__RefHeading___Toc580_664280509"/></text:h>
      <text:p text:style-name="P14">didn't start with an ident. <text:s/>testbed started with a poll and the DUT responded with an ack.</text:p>
      <text:h text:style-name="Heading_20_2" text:outline-level="2"><text:bookmark-start text:name="__RefHeading___Toc582_664280509"/>Report<text:bookmark-end text:name="__RefHeading___Toc582_664280509"/></text:h>
      <text:p text:style-name="P8">t.b.d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ack" svg:font-family="Hac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086f0" officeooo:paragraph-rsid="001086f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OSDP Conformance Report<text:tab/><text:tab/>Page <text:page-number text:select-page="current">7</text:page-number></text:p>
        <text:p text:style-name="MP1"><text:tab/>DUT: libosdp 1.1 Build 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7:14:41.934000000</meta:creation-date>
    <dc:date>2017-02-13T08:11:37.484000000</dc:date>
    <meta:editing-duration>PT15M24S</meta:editing-duration>
    <meta:editing-cycles>12</meta:editing-cycles>
    <meta:generator>LibreOffice/5.2.5.1$Windows_x86 LibreOffice_project/0312e1a284a7d50ca85a365c316c7abbf20a4d22</meta:generator>
    <meta:document-statistic meta:table-count="0" meta:image-count="0" meta:object-count="0" meta:page-count="7" meta:paragraph-count="42" meta:word-count="478" meta:character-count="3559" meta:non-whitespace-character-count="2583"/>
  </office:meta>
</office:document-meta>
</file>